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Contents" style:family="paragraph" style:parent-style-name="Table_20_Contents">
      <style:paragraph-properties fo:text-align="center" style:justify-single-word="false"/>
    </style:style>
    <style:style style:name="OrgEquationLastColumnContents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Table Paragraph Styles -->
    <style:style style:name="CustomContent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Content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Content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Contents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Contents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ow to install the latest developmental version of Emacs (27.0.50) on Windows 10 -- for Dummies</text:title></text:p>
      <!-- begin -->
      <text:p text:style-name="Text_20_body">Last update: <text:span text:style-name="OrgActiveTimestamp">&lt;2019-12-01 Sun 12:45&gt;</text:span><text:line-break/></text:p>
      <text:list text:style-name="OrgBulletedList" text:continue-numbering="false">
        <text:list-item>
          <text:p text:style-name="Text_20_body">Download and install <text:a xlink:type="simple" xlink:href="https://www.msys2.org/">https://www.msys2.org/</text:a><text:line-break/></text:p>
        </text:list-item>
        <text:list-item>
          <text:p text:style-name="Text_20_body">Update with <text:span text:style-name="Bold">pacman -Syu</text:span><text:line-break/></text:p>
        </text:list-item>
        <text:list-item>
          <text:p text:style-name="Text_20_body">Then with <text:span text:style-name="Bold">pacman -Su</text:span><text:line-break/></text:p>
        </text:list-item>
        <text:list-item>
          <text:p text:style-name="Text_20_body">Add c:<text:span text:style-name="OrgCode">\msys</text:span>64<text:span text:style-name="OrgCode">\usr</text:span><text:span text:style-name="OrgCode">\bin</text:span>;c:<text:span text:style-name="OrgCode">\msys</text:span>64<text:span text:style-name="OrgCode">\mingw</text:span>64<text:span text:style-name="OrgCode">\bin</text:span> to Windows PATH environment variable. This also ensures find.exe will work<text:line-break/></text:p>
        </text:list-item>
        <text:list-item>
          <text:p text:style-name="Text_20_body">Create HOME variable in Windows Environmental Variables<text:line-break/></text:p>
        </text:list-item>
      </text:list>
      <text:p text:style-name="Text_20_body"><text:a xlink:type="simple" xlink:href="../home.png">Click here to see how</text:a><text:line-break/></text:p>
      <text:list text:style-name="OrgBulletedList" text:continue-numbering="false">
        <text:list-item>
          <text:p text:style-name="Text_20_body">Install these packages (required)<text:line-break/></text:p>
        </text:list-item>
      </text:list>
      <text:p text:style-name="Text_20_body">pacman -S base-devel mingw-w64-x86<text:span text:style-name="OrgSubscript">64</text:span>-toolchain<text:line-break/></text:p>
      <text:list text:style-name="OrgBulletedList" text:continue-numbering="false">
        <text:list-item>
          <text:p text:style-name="Text_20_body">Optional packages<text:line-break/></text:p>
        </text:list-item>
      </text:list>
      <text:p text:style-name="Text_20_body">pacman -S mingw-w64-x86<text:span text:style-name="OrgSubscript">64</text:span>-xpm-nox mingw-w64-x86<text:span text:style-name="OrgSubscript">64</text:span>-libtiff mingw-w64-x86<text:span text:style-name="OrgSubscript">64</text:span>-giflib mingw-w64-x86<text:span text:style-name="OrgSubscript">64</text:span>-libpng mingw-w64-x86<text:span text:style-name="OrgSubscript">64</text:span>-libjpeg-turbo mingw-w64-x86<text:span text:style-name="OrgSubscript">64</text:span>-librsvg mingw-w64-x86<text:span text:style-name="OrgSubscript">64</text:span>-libxml2 mingw-w64-x86<text:span text:style-name="OrgSubscript">64</text:span>-imagemagick mingw-w64-x86<text:span text:style-name="OrgSubscript">64</text:span>-gnutls<text:line-break/></text:p>
      <text:p text:style-name="Text_20_body"><text:a xlink:type="simple" xlink:href="https://sourceforge.net/p/emacsbinw64/wiki/Build%20guideline%20for%20MSYS2-MinGW-w64%20system/">For details see this page</text:a><text:line-break/></text:p>
      <text:list text:style-name="OrgBulletedList" text:continue-numbering="false">
        <text:list-item>
          <text:p text:style-name="Text_20_body">Install git:<text:line-break/></text:p>
        </text:list-item>
      </text:list>
      <text:p text:style-name="Text_20_body">pacman -S git<text:line-break/></text:p>
      <text:list text:style-name="OrgBulletedList" text:continue-numbering="false">
        <text:list-item>
          <text:p text:style-name="Text_20_body">Install the hack font (optional)<text:line-break/></text:p>
        </text:list-item>
      </text:list>
      <text:p text:style-name="Text_20_body"><text:a xlink:type="simple" xlink:href="https://github.com/source-foundry/Hack-windows-installer/releases/tag/v1.6.0">https://github.com/source-foundry/Hack-windows-installer/releases/tag/v1.6.0</text:a><text:line-break/></text:p>
      <text:list text:style-name="OrgBulletedList" text:continue-numbering="false">
        <text:list-item>
          <text:p text:style-name="Text_20_body">Install aspell or hunspell<text:line-break/></text:p>
        </text:list-item>
      </text:list>
      <text:p text:style-name="Text_20_body">pacman -S mingw-w64-x86<text:span text:style-name="OrgSubscript">64</text:span>-aspell mingw-w64-x86<text:span text:style-name="OrgSubscript">64</text:span>-aspell-en<text:line-break/></text:p>
      <text:p text:style-name="Text_20_body">OR<text:line-break/></text:p>
      <text:p text:style-name="Text_20_body">pacman -S mingw-w64-x86<text:span text:style-name="OrgSubscript">64</text:span>-hunspell mingw-w64-x86<text:span text:style-name="OrgSubscript">64</text:span>-hunspell-en<text:line-break/></text:p>
      <text:list text:style-name="OrgBulletedList" text:continue-numbering="false">
        <text:list-item>
          <text:p text:style-name="Text_20_body">Install zip (in order to export org mode files)<text:line-break/></text:p>
        </text:list-item>
      </text:list>
      <text:p text:style-name="Text_20_body">pacman -S zip<text:line-break/></text:p>
      <text:list text:style-name="OrgBulletedList" text:continue-numbering="false">
        <text:list-item>
          <text:p text:style-name="Text_20_body">Clone the Emacs git repository<text:line-break/></text:p>
        </text:list-item>
      </text:list>
      <text:p text:style-name="Text_20_body">git clone <text:a xlink:type="simple" xlink:href="https://github.com/mirrors/emacs.git">https://github.com/mirrors/emacs.git</text:a><text:line-break/></text:p>
      <text:p text:style-name="Text_20_body">cd ~/emacs<text:line-break/></text:p>
      <text:list text:style-name="OrgBulletedList" text:continue-numbering="false">
        <text:list-item>
          <text:p text:style-name="Text_20_body">Compile Emacs as follows:<text:line-break/></text:p>
        </text:list-item>
      </text:list>
      <text:p text:style-name="Text_20_body"><text:span text:style-name="Bold">./autogen.sh</text:span><text:line-break/></text:p>
      <text:p text:style-name="Text_20_body"><text:span text:style-name="Bold">./configure</text:span><text:line-break/></text:p>
      <text:p text:style-name="Text_20_body"><text:span text:style-name="Bold">make</text:span><text:line-break/></text:p>
      <text:p text:style-name="Text_20_body"><text:span text:style-name="Bold">make install</text:span><text:line-break/></text:p>
      <text:p text:style-name="Text_20_body">Type "emacs" at the command line run emacs.<text:line-break/></text:p>
      <text:p text:style-name="Text_20_body">SOME USEFUL COMMANDS<text:line-break/></text:p>
      <text:p text:style-name="Text_20_body">SHIFT-INSERT – inserts text copied to the clipboard into msys<text:line-break/></text:p>
      <text:p text:style-name="Text_20_body">pacman -Ss hunspell – searches for program "hunspell"<text:line-break/></text:p>
      <text:p text:style-name="Text_20_body">pacman - S – install program<text:line-break/></text:p>
      <text:p text:style-name="Text_20_body">pacman - R – remove program<text:line-break/></text:p>
      <text:p text:style-name="Text_20_body">CREATING SHORTCUTS<text:line-break/></text:p>
      <text:list text:style-name="OrgBulletedList" text:continue-numbering="false">
        <text:list-item>
          <text:p text:style-name="Text_20_body">Go to C:<text:span text:style-name="OrgCode">\msys</text:span>64<text:span text:style-name="OrgCode">\mingw</text:span>64<text:span text:style-name="OrgCode">\bin</text:span> and create a shortcut on your desktop of runemacs.exe<text:line-break/></text:p>
        </text:list-item>
        <text:list-item>
          <text:p text:style-name="Text_20_body">If you wish to use Emacsclient make a shortcut of emacsclient.exe. Right click and change the target properties to:<text:line-break/></text:p>
        </text:list-item>
      </text:list>
      <text:p text:style-name="Text_20_body">C:<text:span text:style-name="OrgCode">\msys</text:span>64<text:span text:style-name="OrgCode">\mingw</text:span>64<text:span text:style-name="OrgCode">\bin</text:span><text:span text:style-name="OrgCode">\emacsclientw</text:span>.exe -a="" -c<text:line-break/></text:p>
      <!-- end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How to install the latest developmental version of Emacs (27.0.50) on Windows 10 -- for Dummies</dc:title>
  </office:meta>
</office:document-meta>
</file>